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71cm" svg:stroke-color="#000000" draw:marker-start-width="0.306cm" draw:marker-end="Arrowheads_20_1" draw:marker-end-width="0.406cm" draw:fill="none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3465a4" draw:fill-color="#2a60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465a4" draw:fill-color="#00a933" draw:opacity="50%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svg:stroke-color="#3465a4" draw:fill-color="#2a6099" draw:opacity="50%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3465a4" draw:fill-color="#ff0000" draw:opacity="50%"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2.58cm" fo:min-width="2.33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809cm" fo:min-width="3.559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00a933" draw:opacity="50%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2a6099" draw:opacity="50%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ff000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531cm" svg:y1="8.531cm" svg:x2="11.781cm" svg:y2="6.781cm">
          <text:p/>
        </draw:line>
        <draw:line draw:style-name="gr1" draw:text-style-name="P1" draw:layer="layout" svg:x1="9.531cm" svg:y1="6.281cm" svg:x2="11.781cm" svg:y2="6.781cm">
          <text:p/>
        </draw:line>
        <draw:line draw:style-name="gr1" draw:text-style-name="P1" draw:layer="layout" svg:x1="11.031cm" svg:y1="5.031cm" svg:x2="11.781cm" svg:y2="6.781cm">
          <text:p/>
        </draw:line>
        <draw:line draw:style-name="gr1" draw:text-style-name="P1" draw:layer="layout" svg:x1="13.531cm" svg:y1="7.031cm" svg:x2="11.781cm" svg:y2="6.781cm">
          <text:p/>
        </draw:line>
        <draw:line draw:style-name="gr2" draw:text-style-name="P1" draw:layer="layout" svg:x1="6.531cm" svg:y1="11.031cm" svg:x2="15.031cm" svg:y2="11.031cm">
          <text:p/>
        </draw:line>
        <draw:line draw:style-name="gr2" draw:text-style-name="P1" draw:layer="layout" svg:x1="6.513cm" svg:y1="11.031cm" svg:x2="6.531cm" svg:y2="2.531cm">
          <text:p/>
        </draw:line>
        <draw:frame draw:style-name="gr3" draw:text-style-name="P2" draw:layer="layout" svg:width="3.216cm" svg:height="0.962cm" svg:x="8.815cm" svg:y="12.031cm">
          <draw:text-box>
            <text:p>Feature 1</text:p>
          </draw:text-box>
        </draw:frame>
        <draw:frame draw:style-name="gr4" draw:text-style-name="P2" draw:layer="layout" svg:width="3.216cm" svg:height="0.962cm" draw:transform="rotate (1.5707963267949) translate (4.531cm 8.281cm)">
          <draw:text-box>
            <text:p>Feature 2</text:p>
          </draw:text-box>
        </draw:frame>
        <draw:path draw:style-name="gr5" draw:text-style-name="P1" draw:layer="layout" svg:width="6.369cm" svg:height="4.71cm" draw:transform="skewX (-0.0246091424531201) rotate (-1.47026536188002) translate (11.9566607469352cm 3.94281376059712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6" draw:text-style-name="P3" draw:layer="layout" svg:width="0.5cm" svg:height="0.5cm" svg:x="10.931cm" svg:y="4.9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9.78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0.5cm" svg:height="0.5cm" svg:x="9.581cm" svg:y="6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5cm" svg:height="0.5cm" svg:x="13.181cm" svg:y="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5cm" svg:height="0.5cm" svg:x="12.231cm" svg:y="8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5cm" svg:height="0.5cm" svg:x="7.181cm" svg:y="7.1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0.5cm" svg:height="0.5cm" svg:x="7.531cm" svg:y="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0.5cm" svg:height="0.5cm" svg:x="8.03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1.531cm" svg:y1="7.031cm" svg:x2="10.531cm" svg:y2="8.281cm">
          <text:p/>
        </draw:line>
        <draw:custom-shape draw:style-name="gr9" draw:text-style-name="P5" draw:layer="layout" svg:width="0.5cm" svg:height="0.5cm" svg:x="11.531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93cm" svg:y1="21.641cm" svg:x2="10.281cm" svg:y2="20.531cm">
          <text:p/>
        </draw:line>
        <draw:line draw:style-name="gr1" draw:text-style-name="P1" draw:layer="layout" svg:x1="7.531cm" svg:y1="19.281cm" svg:x2="10.281cm" svg:y2="20.531cm">
          <text:p/>
        </draw:line>
        <draw:line draw:style-name="gr1" draw:text-style-name="P1" draw:layer="layout" svg:x1="7.781cm" svg:y1="20.646cm" svg:x2="10.281cm" svg:y2="20.531cm">
          <text:p/>
        </draw:line>
        <draw:line draw:style-name="gr1" draw:text-style-name="P1" draw:layer="layout" svg:x1="10.046cm" svg:y1="22.181cm" svg:x2="10.281cm" svg:y2="20.531cm">
          <text:p/>
        </draw:line>
        <draw:line draw:style-name="gr2" draw:text-style-name="P1" draw:layer="layout" svg:x1="6.531cm" svg:y1="22.931cm" svg:x2="15.031cm" svg:y2="22.931cm">
          <text:p/>
        </draw:line>
        <draw:line draw:style-name="gr2" draw:text-style-name="P1" draw:layer="layout" svg:x1="6.513cm" svg:y1="22.931cm" svg:x2="6.531cm" svg:y2="14.431cm">
          <text:p/>
        </draw:line>
        <draw:frame draw:style-name="gr3" draw:text-style-name="P2" draw:layer="layout" svg:width="3.216cm" svg:height="0.962cm" svg:x="8.815cm" svg:y="23.931cm">
          <draw:text-box>
            <text:p>Feature 1</text:p>
          </draw:text-box>
        </draw:frame>
        <draw:frame draw:style-name="gr4" draw:text-style-name="P2" draw:layer="layout" svg:width="3.216cm" svg:height="0.962cm" draw:transform="rotate (1.5707963267949) translate (4.531cm 20.181cm)">
          <draw:text-box>
            <text:p>Feature 2</text:p>
          </draw:text-box>
        </draw:frame>
        <draw:path draw:style-name="gr5" draw:text-style-name="P1" draw:layer="layout" svg:width="6.369cm" svg:height="4.71cm" draw:transform="skewX (-0.02460914245312) rotate (-1.47026536188002) translate (11.9566607469352cm 15.8428137605971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10" draw:text-style-name="P6" draw:layer="layout" svg:width="0.5cm" svg:height="0.5cm" svg:x="10.931cm" svg:y="16.8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5cm" svg:height="0.5cm" svg:x="9.781cm" svg:y="21.9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0.5cm" svg:height="0.5cm" svg:x="9.481cm" svg:y="18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5cm" svg:height="0.5cm" svg:x="13.181cm" svg:y="18.6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5cm" svg:height="0.5cm" svg:x="12.231cm" svg:y="20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0.5cm" svg:height="0.5cm" svg:x="7.181cm" svg:y="1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5cm" svg:height="0.5cm" svg:x="7.531cm" svg:y="20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0.5cm" svg:height="0.5cm" svg:x="8.031cm" svg:y="21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1.531cm" svg:y1="18.931cm" svg:x2="10.531cm" svg:y2="20.181cm">
          <text:p/>
        </draw:line>
        <draw:custom-shape draw:style-name="gr9" draw:text-style-name="P5" draw:layer="layout" svg:width="0.5cm" svg:height="0.5cm" svg:x="10.031cm" svg:y="2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cm" svg:height="0.5cm" svg:x="11.532cm" svg:y="1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cm" svg:height="4cm" svg:x="9.731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851cm" svg:height="5.851cm" svg:x="7.132cm" svg:y="1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08T02:07:56.359335909</dc:date>
    <meta:editing-duration>PT9M15S</meta:editing-duration>
    <meta:editing-cycles>3</meta:editing-cycles>
    <meta:generator>LibreOffice/7.0.4.2$Linux_X86_64 LibreOffice_project/00$Build-2</meta:generator>
    <meta:document-statistic meta:object-count="41"/>
  </office:meta>
</office:document-meta>
</file>